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subtitle">
      <style:graphic-properties draw:fill-color="#ffffff" draw:auto-grow-height="true" fo:min-height="13.85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outline1">
      <style:graphic-properties fo:min-height="13.859cm"/>
    </style:style>
    <style:style style:name="pr6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  <style:text-properties fo:font-size="16pt" style:font-size-asian="16pt" style:font-size-complex="16pt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Fowler chapter 2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Only changes made to make the software easier to understand are refactorings.</text:span></text:p>
              </text:list-item>
              <text:list-item>
                <text:p text:style-name="P1"><text:span text:style-name="T1">When you refactor, you make a point of not adding function; you only restructure the code. You don't add any tests (unless you find a case you missed earlier); you only restructure the code.</text:span></text:p>
              </text:list-item>
              <text:list-item>
                <text:p text:style-name="P1"><text:span text:style-name="T1">As people change code—changes to realize short-term goals or changes made without a full comprehension of the design of the code—the code loses its structure.</text:span></text:p>
              </text:list-item>
              <text:list-item>
                <text:p text:style-name="P1"><text:span text:style-name="T1">Poorly designed code usually takes more code to do the same things, often because the code quite literally does the same thing in several places.</text:span></text:p>
              </text:list-item>
              <text:list-item>
                <text:p text:style-name="P1"><text:span text:style-name="T1">The more code there is, the harder it is to modify correctly. There's more code to understand.</text:span></text:p>
              </text:list-item>
              <text:list-item>
                <text:p text:style-name="P1"><text:span text:style-name="T1">Help in understanding the code also helps me spot bugs</text:span></text:p>
              </text:list-item>
              <text:list-item>
                <text:p text:style-name="P1"><text:span text:style-name="T1">Refactoring helps you develop software more rapidly, because it stops the design of the system from decaying</text:span></text:p>
              </text:list-item>
              <text:list-item>
                <text:p text:style-name="P1"><text:span text:style-name="T1">Refactoring is something you do all the time in little bursts.</text:span></text:p>
              </text:list-item>
              <text:list-item>
                <text:p text:style-name="P1"><text:span text:style-name="T1">Refactoring is the process of taking a running program and adding to its value, not by changing its behavior but by giving it more of these qualities that enable us to continue developing at spe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Queu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ifficoltà, se enqueue o dequeue falliscono come mi comporto? Nell'esempio di MonitorableStack, highWaterMark sale anche se push fallisce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a tia</meta:initial-creator>
    <meta:creation-date>2016-09-14T20:23:23</meta:creation-date>
    <meta:editing-duration>PT58M48S</meta:editing-duration>
    <meta:editing-cycles>2</meta:editing-cycles>
    <dc:date>2016-09-14T22:57:28</dc:date>
    <dc:creator>tia tia</dc:creator>
    <meta:document-statistic meta:object-count="29"/>
    <meta:generator>OpenOffice/4.0.1$Unix OpenOffice.org_project/401m5$Build-9714</meta:generator>
  </office:meta>
</office:document-meta>
</file>